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P22" style:parent-style-name="Normal" style:list-style-name="LFO3" style:family="paragraph"/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list-style-name="LFO4" style:family="paragraph"/>
    <style:style style:name="P27" style:parent-style-name="Normal" style:list-style-name="LFO4" style:family="paragraph"/>
    <style:style style:name="P28" style:parent-style-name="Normal" style:list-style-name="LFO4" style:family="paragraph"/>
    <style:style style:name="P29" style:parent-style-name="Normal" style:list-style-name="LFO4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5" style:family="paragraph"/>
    <style:style style:name="P32" style:parent-style-name="Normal" style:list-style-name="LFO5" style:family="paragraph"/>
    <style:style style:name="P33" style:parent-style-name="Normal" style:list-style-name="LFO5" style:family="paragraph"/>
    <style:style style:name="P34" style:parent-style-name="Normal" style:list-style-name="LFO6" style:family="paragraph"/>
    <style:style style:name="P35" style:parent-style-name="Normal" style:list-style-name="LFO6" style:family="paragraph"/>
    <style:style style:name="P36" style:parent-style-name="Normal" style:list-style-name="LFO6" style:family="paragraph"/>
    <style:style style:name="P37" style:parent-style-name="Normal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list-style-name="LFO7" style:family="paragraph"/>
    <style:style style:name="P68" style:parent-style-name="Normal" style:list-style-name="LFO7" style:family="paragraph"/>
    <style:style style:name="P69" style:parent-style-name="Normal" style:list-style-name="LFO7" style:family="paragraph"/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8" style:family="paragraph"/>
    <style:style style:name="P72" style:parent-style-name="Normal" style:list-style-name="LFO8" style:family="paragraph"/>
    <style:style style:name="P73" style:parent-style-name="Normal" style:list-style-name="LFO8" style:family="paragraph"/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list-style-name="LFO9" style:family="paragraph"/>
    <style:style style:name="P76" style:parent-style-name="Normal" style:list-style-name="LFO9" style:family="paragraph"/>
    <style:style style:name="P77" style:parent-style-name="Normal" style:list-style-name="LFO9" style:family="paragraph"/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posal for O5 Retail Innovations Digital Solution</text:p>
      <text:p text:style-name="Normal"><draw:custom-shape svg:x="0in" svg:y="0in" svg:width="45.51042in" svg:height="0.00139in" draw:z-index="0" draw:id="id0" draw:style-name="a0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P2">1. Project Overview</text:p>
      <text:p text:style-name="Normal">O5 Retail Innovations Ltd aims to enhance the online shopping experience by developing a modern digital retail solution. The main goals are to simplify product discovery, provide valuable retail analytics for businesses, and improve customer retention through structured loyalty programmes.</text:p>
      <text:p text:style-name="Normal">The proposed system will include:</text:p>
      <text:list text:style-name="LFO1" text:continue-numbering="true">
        <text:list-item>
          <text:p text:style-name="P3">Enhanced product search and filter tools to help customers find items quickly and efficiently.</text:p>
        </text:list-item>
        <text:list-item>
          <text:p text:style-name="P4">A retail analytics dashboard that provides clear insights into sales, customer behaviour, and inventory.</text:p>
        </text:list-item>
        <text:list-item>
          <text:p text:style-name="P5">A standardised loyalty programme system with predefined reward structures to improve customer retention.</text:p>
        </text:list-item>
      </text:list>
      <text:p text:style-name="Normal">These features are designed to meet O5 Retail Innovations’ objectives and provide value to both retailers and customers.</text:p>
      <text:p text:style-name="Normal"><draw:custom-shape svg:x="0in" svg:y="0in" svg:width="45.51042in" svg:height="0.00139in" draw:z-index="0" draw:id="id1" draw:style-name="a1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P6">2. Problems Identified</text:p>
      <text:p text:style-name="Normal"><text:span text:style-name="T7">Problem 1 — Inefficient Product Discovery</text:span><text:line-break/>Customers may struggle to find products quickly due to limited filtering options and unclear search results. This increases frustration and cart abandonment rates, negatively impacting sales.</text:p>
      <text:p text:style-name="Normal"><text:span text:style-name="T8">Problem 2 — Lack of Clear Business Analytics</text:span><text:line-break/>Retailers may not have access to simplified, easy-to-interpret data about sales trends, stock levels, and customer behaviour. Without this insight, decision-making becomes less effective.</text:p>
      <text:p text:style-name="Normal"><text:span text:style-name="T9">Problem 3 — Basic or Manual Loyalty Schemes</text:span><text:line-break/>Current loyalty discounts may be manually managed, which is time-consuming and inconsistent. This reduces efficiency and limits the ability to build long-term customer relationships.</text:p>
      <text:p text:style-name="Normal"><draw:custom-shape svg:x="0in" svg:y="0in" svg:width="45.51042in" svg:height="0.00139in" draw:z-index="0" draw:id="id2" draw:style-name="a2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P10">3. Proposed Solutions</text:p>
      <text:soft-page-break/>
      <text:p text:style-name="Normal"><text:span text:style-name="T11">Solution to Problem 1 — Enhanced Product Search and Filtering</text:span><text:line-break/>Develop an advanced search feature with dynamic filters (price, category, rating, availability). Ensure fast response times and accurate results to reduce customer frustration.</text:p>
      <text:p text:style-name="Normal"><text:span text:style-name="T12">Solution to Problem 2 — Retail Analytics Dashboard</text:span><text:line-break/>Create a clear, visual dashboard displaying real-time sales data, customer purchasing patterns, and stock levels. Use charts and summaries to present complex data in an understandable format.</text:p>
      <text:p text:style-name="Normal"><text:span text:style-name="T13">Solution to Problem 3 — Automated Standard Loyalty Programme</text:span><text:line-break/>Implement a digital loyalty system with predefined reward tiers (e.g., points per purchase, discount thresholds). Automate reward tracking to ensure accuracy and consistency.</text:p>
      <text:p text:style-name="Normal"><draw:custom-shape svg:x="0in" svg:y="0in" svg:width="45.51042in" svg:height="0.00139in" draw:z-index="0" draw:id="id3" draw:style-name="a3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P14">4. Decomposition of Solutions</text:p>
      <text:p text:style-name="P15">Enhanced Product Search</text:p>
      <text:list text:style-name="LFO2" text:continue-numbering="true">
        <text:list-item>
          <text:p text:style-name="P16">Develop a responsive search bar with predictive text suggestions.</text:p>
        </text:list-item>
        <text:list-item>
          <text:p text:style-name="P17">Implement multi-criteria filtering (price range, brand, rating, availability).</text:p>
        </text:list-item>
        <text:list-item>
          <text:p text:style-name="P18">Optimise database queries to ensure fast page load times.</text:p>
        </text:list-item>
        <text:list-item>
          <text:p text:style-name="P19">Test functionality across devices and browsers.</text:p>
        </text:list-item>
      </text:list>
      <text:p text:style-name="P20">Retail Analytics Dashboard</text:p>
      <text:list text:style-name="LFO3" text:continue-numbering="true">
        <text:list-item>
          <text:p text:style-name="P21">Design a dashboard interface with clear graphs and summaries.</text:p>
        </text:list-item>
        <text:list-item>
          <text:p text:style-name="P22">Integrate backend systems to collect sales and customer data securely.</text:p>
        </text:list-item>
        <text:list-item>
          <text:p text:style-name="P23">Provide export options for reports (PDF/CSV).</text:p>
        </text:list-item>
        <text:list-item>
          <text:p text:style-name="P24">Implement role-based access so only authorised staff can view sensitive data.</text:p>
        </text:list-item>
      </text:list>
      <text:p text:style-name="P25">Standard Loyalty Programme</text:p>
      <text:list text:style-name="LFO4" text:continue-numbering="true">
        <text:list-item>
          <text:p text:style-name="P26">Create a points-based reward system with predefined rules.</text:p>
        </text:list-item>
        <text:list-item>
          <text:p text:style-name="P27">Store loyalty data securely within the customer profile.</text:p>
        </text:list-item>
        <text:list-item>
          <text:p text:style-name="P28">Automate reward notifications via email.</text:p>
        </text:list-item>
        <text:list-item>
          <text:p text:style-name="P29">Allow retailers to adjust reward thresholds within controlled settings.</text:p>
        </text:list-item>
      </text:list>
      <text:p text:style-name="Normal"><draw:custom-shape svg:x="0in" svg:y="0in" svg:width="45.51042in" svg:height="0.00139in" draw:z-index="0" draw:id="id4" draw:style-name="a4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P30">5. Client and User Needs</text:p>
      <text:soft-page-break/>
      <text:p text:style-name="Normal">O5 Retail Innovations requires a solution that benefits both retailers and customers.</text:p>
      <text:p text:style-name="Normal">Retailers need:</text:p>
      <text:list text:style-name="LFO5" text:continue-numbering="true">
        <text:list-item>
          <text:p text:style-name="P31">Clear analytics to support business decisions.</text:p>
        </text:list-item>
        <text:list-item>
          <text:p text:style-name="P32">A simple way to manage loyalty programmes.</text:p>
        </text:list-item>
        <text:list-item>
          <text:p text:style-name="P33">A reliable, scalable system during high traffic periods.</text:p>
        </text:list-item>
      </text:list>
      <text:p text:style-name="Normal">Customers need:</text:p>
      <text:list text:style-name="LFO6" text:continue-numbering="true">
        <text:list-item>
          <text:p text:style-name="P34">Quick and accurate product search.</text:p>
        </text:list-item>
        <text:list-item>
          <text:p text:style-name="P35">Easy navigation on mobile and desktop devices.</text:p>
        </text:list-item>
        <text:list-item>
          <text:p text:style-name="P36">Transparent loyalty rewards with clear progress tracking.</text:p>
        </text:list-item>
      </text:list>
      <text:p text:style-name="Normal">To meet these needs, the system should include fast product filtering, a user-friendly dashboard interface, and an automated loyalty rewards tracker.</text:p>
      <text:p text:style-name="Normal">A working prototype should be developed and tested with retailers and customers to gather feedback and refine the solution before final deployment.</text:p>
      <text:p text:style-name="Normal"><draw:custom-shape svg:x="0in" svg:y="0in" svg:width="45.51042in" svg:height="0.00139in" draw:z-index="0" draw:id="id5" draw:style-name="a5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P37">6. Mitigating Potential Risks</text:p>
      <text:p text:style-name="Normal"><text:span text:style-name="T38">Risk: High Website Traffic During Sales Events</text:span><text:line-break/>Impact: The system may slow down or crash, causing loss of revenue and customer trust.<text:line-break/>Solution: Implement cloud hosting with auto-scaling and load balancing.<text:line-break/>Justification: Ensures consistent performance even during peak demand.</text:p>
      <text:p text:style-name="Normal"><text:span text:style-name="T39">Risk: Data Breach of Customer Information</text:span><text:line-break/>Impact: Legal penalties and reputational damage.<text:line-break/>Solution: Use encryption, secure authentication, and comply with GDPR.<text:line-break/>Justification: Protects sensitive data and maintains trust.</text:p>
      <text:p text:style-name="Normal"><text:span text:style-name="T40">Risk: Inaccurate Analytics Data</text:span><text:line-break/>Impact: Retailers may make poor business decisions.<text:line-break/>Solution: Regular system validation and automated data integrity checks.<text:line-break/>Justification: Ensures reliability of insights provided.</text:p>
      <text:p text:style-name="Normal"><text:span text:style-name="T41">Risk: Loyalty System Exploitation</text:span><text:line-break/>Impact: Customers may manipulate reward systems.<text:line-break/>Solution: Implement fraud detection and clear reward rules.<text:line-break/>Justification: Protects business revenue and maintains fairness.</text:p>
      <text:p text:style-name="Normal"><draw:custom-shape svg:x="0in" svg:y="0in" svg:width="45.51042in" svg:height="0.00139in" draw:z-index="0" draw:id="id6" draw:style-name="a6" draw:name="Horizontal Line 85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42">7. Addressing Relevant Regulations and Legal Requirements</text:p>
      <text:p text:style-name="Normal"><text:span text:style-name="T43">Regulation 1 – GDPR</text:span><text:line-break/>Why it Applies: The platform processes customer personal data.<text:line-break/>Justification: Ensures lawful processing and data protection compliance.</text:p>
      <text:p text:style-name="Normal"><text:span text:style-name="T44">Regulation 2 – Equality Act 2010</text:span><text:line-break/>Why it Applies: The platform must be accessible to all users.<text:line-break/>Justification: Prevents discrimination and ensures inclusivity.</text:p>
      <text:p text:style-name="Normal"><text:span text:style-name="T45">Regulation 3 – Consumer Rights Act 2015</text:span><text:line-break/>Why it Applies: Customers purchasing goods online are protected by consumer law.<text:line-break/>Justification: Ensures transparency in pricing, refunds, and returns.</text:p>
      <text:p text:style-name="Normal"><text:span text:style-name="T46">Regulation 4 – Intellectual Property and Licensing</text:span><text:line-break/>Why it Applies: Use of third-party software and digital content.<text:line-break/>Justification: Prevents copyright infringement and legal disputes.</text:p>
      <text:p text:style-name="Normal"><draw:custom-shape svg:x="0in" svg:y="0in" svg:width="45.51042in" svg:height="0.00139in" draw:z-index="0" draw:id="id7" draw:style-name="a7" draw:name="Horizontal Line 86" text:anchor-type="as-char"><svg:title/><svg:desc/><draw:enhanced-geometry draw:type="non-primitive" svg:viewBox="0 0 21600 21600" draw:enhanced-path="M 0 0 L 21600 0 21600 21600 0 21600 Z N"/></draw:custom-shape></text:p>
      <text:p text:style-name="P47">8. Functional and Non-Functional Requirements</text:p>
      <text:p text:style-name="P48">Functional Requirements</text:p>
      <text:p text:style-name="Normal"><text:span text:style-name="T49">User Account Management</text:span><text:line-break/>Users should be able to create, log in to, and manage accounts.<text:line-break/>Justification: Enables personalised features and loyalty tracking.</text:p>
      <text:p text:style-name="Normal"><text:span text:style-name="T50">Product Search and Filtering</text:span><text:line-break/>Users should be able to search and apply multiple filters.<text:line-break/>Justification: Improves shopping efficiency.</text:p>
      <text:p text:style-name="Normal"><text:span text:style-name="T51">Retail Analytics Dashboard</text:span><text:line-break/>Retailers should access real-time sales and customer data.<text:line-break/>Justification: Supports data-driven decisions.</text:p>
      <text:p text:style-name="Normal"><text:span text:style-name="T52">Loyalty Programme Management</text:span><text:line-break/>Retailers can configure predefined reward structures.<text:line-break/>Justification: Improves customer retention.</text:p>
      <text:p text:style-name="Normal"><draw:custom-shape svg:x="0in" svg:y="0in" svg:width="45.51042in" svg:height="0.00139in" draw:z-index="0" draw:id="id8" draw:style-name="a8" draw:name="Horizontal Line 87" text:anchor-type="as-char"><svg:title/><svg:desc/><draw:enhanced-geometry draw:type="non-primitive" svg:viewBox="0 0 21600 21600" draw:enhanced-path="M 0 0 L 21600 0 21600 21600 0 21600 Z N"/></draw:custom-shape></text:p>
      <text:p text:style-name="P53">Non-Functional Requirements</text:p>
      <text:p text:style-name="Normal"><text:span text:style-name="T54">Performance</text:span><text:line-break/>The system should handle at least 1500 concurrent users.<text:line-break/>Justification: Ensures stability during peak shopping periods.</text:p>
      <text:soft-page-break/>
      <text:p text:style-name="Normal"><text:span text:style-name="T55">Usability</text:span><text:line-break/>Interface must be intuitive and responsive.<text:line-break/>Justification: Enhances customer satisfaction.</text:p>
      <text:p text:style-name="Normal"><text:span text:style-name="T56">Security</text:span><text:line-break/>All personal and payment data must be encrypted.<text:line-break/>Justification: Protects sensitive information.</text:p>
      <text:p text:style-name="Normal"><text:span text:style-name="T57">Reliability</text:span><text:line-break/>System uptime should be 99.9%.<text:line-break/>Justification: Maintains consistent service availability.</text:p>
      <text:p text:style-name="Normal"><text:span text:style-name="T58">Accessibility</text:span><text:line-break/>Must follow WCAG guidelines.<text:line-break/>Justification: Ensures inclusive access.</text:p>
      <text:p text:style-name="Normal"><draw:custom-shape svg:x="0in" svg:y="0in" svg:width="45.51042in" svg:height="0.00139in" draw:z-index="0" draw:id="id9" draw:style-name="a9" draw:name="Horizontal Line 88" text:anchor-type="as-char"><svg:title/><svg:desc/><draw:enhanced-geometry draw:type="non-primitive" svg:viewBox="0 0 21600 21600" draw:enhanced-path="M 0 0 L 21600 0 21600 21600 0 21600 Z N"/></draw:custom-shape></text:p>
      <text:p text:style-name="P59">9. Key Performance Indicators (KPIs)</text:p>
      <text:p text:style-name="Normal"><text:span text:style-name="T60">KPI Name: Product Search Success Rate</text:span><text:line-break/>Definition: Percentage of searches resulting in a product view or purchase.<text:line-break/>Measurement: Analyse search-to-click conversion data.<text:line-break/>Target: 90% success rate within 3 months.</text:p>
      <text:p text:style-name="Normal"><text:span text:style-name="T61">KPI Name: System Uptime</text:span><text:line-break/>Definition: Percentage of time the platform is operational.<text:line-break/>Measurement: Server monitoring tools.<text:line-break/>Target: 99.9% monthly uptime.</text:p>
      <text:p text:style-name="Normal"><text:span text:style-name="T62">KPI Name: Page Load Speed</text:span><text:line-break/>Definition: Average page load time.<text:line-break/>Measurement: Performance testing tools.<text:line-break/>Target: Under 2 seconds.</text:p>
      <text:p text:style-name="Normal"><text:span text:style-name="T63">KPI Name: Loyalty Programme Engagement</text:span><text:line-break/>Definition: Percentage of customers actively earning or redeeming rewards.<text:line-break/>Measurement: Loyalty system usage analytics.<text:line-break/>Target: 60% active participation within 6 months.</text:p>
      <text:p text:style-name="Normal"><text:span text:style-name="T64">KPI Name: Retailer Satisfaction Score</text:span><text:line-break/>Definition: Average rating provided by retail business users.<text:line-break/>Measurement: Post-implementation surveys.<text:line-break/>Target: 4/5 average rating within 6 months.</text:p>
      <text:p text:style-name="Normal"><draw:custom-shape svg:x="0in" svg:y="0in" svg:width="45.51042in" svg:height="0.00139in" draw:z-index="0" draw:id="id10" draw:style-name="a10" draw:name="Horizontal Line 89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65">10. User Acceptance Criteria</text:p>
      <text:p text:style-name="P66">Product Search and Filtering</text:p>
      <text:list text:style-name="LFO7" text:continue-numbering="true">
        <text:list-item>
          <text:p text:style-name="P67">Users can apply multiple filters simultaneously.</text:p>
        </text:list-item>
        <text:list-item>
          <text:p text:style-name="P68">Search results are accurate and load within 2 seconds.</text:p>
        </text:list-item>
        <text:list-item>
          <text:p text:style-name="P69">Users can sort results by price, popularity, or rating.</text:p>
        </text:list-item>
      </text:list>
      <text:p text:style-name="Normal">Justification:<text:line-break/>Ensures customers can quickly find relevant products, supporting the objective of simplifying online shopping.</text:p>
      <text:p text:style-name="Normal"><draw:custom-shape svg:x="0in" svg:y="0in" svg:width="45.51042in" svg:height="0.00139in" draw:z-index="0" draw:id="id11" draw:style-name="a11" draw:name="Horizontal Line 90" text:anchor-type="as-char"><svg:title/><svg:desc/><draw:enhanced-geometry draw:type="non-primitive" svg:viewBox="0 0 21600 21600" draw:enhanced-path="M 0 0 L 21600 0 21600 21600 0 21600 Z N"/></draw:custom-shape></text:p>
      <text:p text:style-name="P70">Retail Analytics Dashboard</text:p>
      <text:list text:style-name="LFO8" text:continue-numbering="true">
        <text:list-item>
          <text:p text:style-name="P71">Retailers can view daily, weekly, and monthly sales summaries.</text:p>
        </text:list-item>
        <text:list-item>
          <text:p text:style-name="P72">Data visualisations update in real time.</text:p>
        </text:list-item>
        <text:list-item>
          <text:p text:style-name="P73">Reports can be exported in PDF or CSV format.</text:p>
        </text:list-item>
      </text:list>
      <text:p text:style-name="Normal">Justification:<text:line-break/>Ensures businesses receive clear and actionable insights in line with the project objectives.</text:p>
      <text:p text:style-name="Normal"><draw:custom-shape svg:x="0in" svg:y="0in" svg:width="45.51042in" svg:height="0.00139in" draw:z-index="0" draw:id="id12" draw:style-name="a12" draw:name="Horizontal Line 91" text:anchor-type="as-char"><svg:title/><svg:desc/><draw:enhanced-geometry draw:type="non-primitive" svg:viewBox="0 0 21600 21600" draw:enhanced-path="M 0 0 L 21600 0 21600 21600 0 21600 Z N"/></draw:custom-shape></text:p>
      <text:p text:style-name="P74">Standard Loyalty Programme</text:p>
      <text:list text:style-name="LFO9" text:continue-numbering="true">
        <text:list-item>
          <text:p text:style-name="P75">Customers automatically earn points after purchases.</text:p>
        </text:list-item>
        <text:list-item>
          <text:p text:style-name="P76">Customers can view their reward balance in their profile.</text:p>
        </text:list-item>
        <text:list-item>
          <text:p text:style-name="P77">Retailers can configure predefined reward tiers.</text:p>
        </text:list-item>
      </text:list>
      <text:p text:style-name="Normal">Justification:<text:line-break/>Supports improved customer retention and ensures the system meets O5 Retail Innovations’ objectiv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lie Cummins</meta:initial-creator>
    <dc:creator>Ollie Cummins</dc:creator>
    <meta:creation-date>2026-03-04T12:22:00Z</meta:creation-date>
    <dc:date>2026-03-04T12:22:00Z</dc:date>
    <meta:template xlink:href="Normal" xlink:type="simple"/>
    <meta:editing-cycles>1</meta:editing-cycles>
    <meta:editing-duration>PT0S</meta:editing-duration>
    <meta:document-statistic meta:page-count="6" meta:paragraph-count="17" meta:word-count="1283" meta:character-count="8584" meta:row-count="60" meta:non-whitespace-character-count="7318"/>
  </office:meta>
</office:document-meta>
</file>